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Preformatted_20_Text">
      <style:text-properties fo:font-size="20pt" officeooo:rsid="000013a6" officeooo:paragraph-rsid="000013a6" style:font-size-asian="17.5pt" style:font-size-complex="20pt"/>
    </style:style>
    <style:style style:name="P2" style:family="paragraph" style:parent-style-name="Preformatted_20_Text">
      <style:text-properties fo:font-size="20pt" officeooo:rsid="00011cfa" officeooo:paragraph-rsid="00011cfa" style:font-size-asian="17.5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update a single file on existing project hosted already on remote Github server, but not cloned locally </text:p>
      <text:p text:style-name="P1"/>
      <text:p text:style-name="P2">1. git init </text:p>
      <text:p text:style-name="P2">2. git add (for all files already hosted on Github server)</text:p>
      <text:p text:style-name="P2">3. git commit file -m “update message” (just for the file you want to be updated on server)</text:p>
      <text:p text:style-name="P2">4. git remote add origin URL</text:p>
      <text:p text:style-name="P2">4. git push -f origin master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Verdan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Verdan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6T16:40:47.243088471</dc:date>
    <meta:editing-duration>PT50M10S</meta:editing-duration>
    <meta:editing-cycles>1</meta:editing-cycles>
    <meta:document-statistic meta:table-count="0" meta:image-count="0" meta:object-count="0" meta:page-count="1" meta:paragraph-count="6" meta:word-count="63" meta:character-count="329" meta:non-whitespace-character-count="269"/>
    <meta:generator>LibreOffice/5.2.1.2$Linux_X86_64 LibreOffice_project/20m0$Build-2</meta:generator>
  </office:meta>
</office:document-meta>
</file>